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2024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3672" calcext:value-type="float">
            <text:p>110.91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9664" calcext:value-type="float">
            <text:p>110.84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4168" calcext:value-type="float">
            <text:p>111.83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2296" calcext:value-type="float">
            <text:p>110.57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384" calcext:value-type="float">
            <text:p>110.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201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201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6328" calcext:value-type="float">
            <text:p>110.06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2016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18" calcext:value-type="float">
            <text:p>109.6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7544" calcext:value-type="float">
            <text:p>109.12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200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9944" calcext:value-type="float">
            <text:p>109.2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200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508" calcext:value-type="float">
            <text:p>109.22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200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752" calcext:value-type="float">
            <text:p>109.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2005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696" calcext:value-type="float">
            <text:p>109.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200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5488" calcext:value-type="float">
            <text:p>107.1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200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2952" calcext:value-type="float">
            <text:p>108.96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200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368" calcext:value-type="float">
            <text:p>109.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9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1072" calcext:value-type="float">
            <text:p>109.16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9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8552" calcext:value-type="float">
            <text:p>108.04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9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16" calcext:value-type="float">
            <text:p>108.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9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6128" calcext:value-type="float">
            <text:p>108.46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9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9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5944" calcext:value-type="float">
            <text:p>107.7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9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0992" calcext:value-type="float">
            <text:p>108.52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90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0936" calcext:value-type="float">
            <text:p>107.31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8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4568" calcext:value-type="float">
            <text:p>107.41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88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1416" calcext:value-type="float">
            <text:p>107.3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8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4208" calcext:value-type="float">
            <text:p>108.34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8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6712" calcext:value-type="float">
            <text:p>108.56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85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9432" calcext:value-type="float">
            <text:p>107.46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8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4928" calcext:value-type="float">
            <text:p>106.48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8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28" calcext:value-type="float">
            <text:p>106.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8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888" calcext:value-type="float">
            <text:p>105.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8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6496" calcext:value-type="float">
            <text:p>106.07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7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3096" calcext:value-type="float">
            <text:p>105.54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7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1136" calcext:value-type="float">
            <text:p>105.1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7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3936" calcext:value-type="float">
            <text:p>104.6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7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7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5608" calcext:value-type="float">
            <text:p>104.3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7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848" calcext:value-type="float">
            <text:p>102.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7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7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1648" calcext:value-type="float">
            <text:p>103.1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7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8584" calcext:value-type="float">
            <text:p>102.20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0201</text:p>
          </table:table-cell>
          <table:table-cell office:value-type="string" calcext:value-type="string">
            <text:p>1967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